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Heading_20_1">
      <style:text-properties officeooo:rsid="05a1b955" officeooo:paragraph-rsid="05a1b955"/>
    </style:style>
    <style:style style:name="P3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Heading_20_1">
      <style:text-properties officeooo:paragraph-rsid="05f76043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5639cb9" officeooo:paragraph-rsid="057924ac"/>
    </style:style>
    <style:style style:name="P8" style:family="paragraph" style:parent-style-name="Text_20_body" style:list-style-name="L1">
      <style:text-properties officeooo:rsid="0564a51e" officeooo:paragraph-rsid="05b36bad"/>
    </style:style>
    <style:style style:name="P9" style:family="paragraph" style:parent-style-name="Text_20_body" style:list-style-name="L1">
      <style:text-properties officeooo:rsid="05677b51" officeooo:paragraph-rsid="05677b51"/>
    </style:style>
    <style:style style:name="P10" style:family="paragraph" style:parent-style-name="Text_20_body" style:list-style-name="L1">
      <style:text-properties officeooo:rsid="05687279" officeooo:paragraph-rsid="05687279"/>
    </style:style>
    <style:style style:name="P11" style:family="paragraph" style:parent-style-name="Text_20_body" style:list-style-name="L1">
      <style:text-properties officeooo:rsid="05729a71" officeooo:paragraph-rsid="05729a71"/>
    </style:style>
    <style:style style:name="P12" style:family="paragraph" style:parent-style-name="Text_20_body" style:list-style-name="L1">
      <style:text-properties officeooo:rsid="0573e672" officeooo:paragraph-rsid="0573e672"/>
    </style:style>
    <style:style style:name="P13" style:family="paragraph" style:parent-style-name="Text_20_body" style:list-style-name="L1">
      <style:text-properties officeooo:rsid="0573f7c3" officeooo:paragraph-rsid="0573f7c3"/>
    </style:style>
    <style:style style:name="P14" style:family="paragraph" style:parent-style-name="Text_20_body" style:list-style-name="L1">
      <style:text-properties officeooo:rsid="05757f65" officeooo:paragraph-rsid="05757f65"/>
    </style:style>
    <style:style style:name="P15" style:family="paragraph" style:parent-style-name="Text_20_body">
      <style:text-properties officeooo:rsid="058653ea" officeooo:paragraph-rsid="058653ea"/>
    </style:style>
    <style:style style:name="P16" style:family="paragraph" style:parent-style-name="Text_20_body">
      <style:text-properties officeooo:rsid="0588d74f" officeooo:paragraph-rsid="0588d74f"/>
    </style:style>
    <style:style style:name="P17" style:family="paragraph" style:parent-style-name="Text_20_body">
      <style:text-properties officeooo:rsid="0588d74f" officeooo:paragraph-rsid="0590ee7e"/>
    </style:style>
    <style:style style:name="P18" style:family="paragraph" style:parent-style-name="Text_20_body" style:list-style-name="L3">
      <style:text-properties officeooo:rsid="0588d74f" officeooo:paragraph-rsid="05db193f"/>
    </style:style>
    <style:style style:name="P19" style:family="paragraph" style:parent-style-name="Text_20_body">
      <style:text-properties style:font-name="Liberation Sans1" officeooo:paragraph-rsid="058a5459"/>
    </style:style>
    <style:style style:name="P20" style:family="paragraph" style:parent-style-name="Text_20_body">
      <style:text-properties officeooo:rsid="058e2ec0" officeooo:paragraph-rsid="058e2ec0"/>
    </style:style>
    <style:style style:name="P21" style:family="paragraph" style:parent-style-name="Text_20_body">
      <style:text-properties officeooo:paragraph-rsid="05943109"/>
    </style:style>
    <style:style style:name="P22" style:family="paragraph" style:parent-style-name="Text_20_body" style:list-style-name="L2">
      <style:text-properties officeooo:paragraph-rsid="05acde46"/>
    </style:style>
    <style:style style:name="P23" style:family="paragraph" style:parent-style-name="Text_20_body" style:list-style-name="L2">
      <style:text-properties officeooo:paragraph-rsid="05b258cc"/>
    </style:style>
    <style:style style:name="P24" style:family="paragraph" style:parent-style-name="Text_20_body" style:list-style-name="L2">
      <style:text-properties officeooo:rsid="05a3648c" officeooo:paragraph-rsid="05a3648c"/>
    </style:style>
    <style:style style:name="P25" style:family="paragraph" style:parent-style-name="Text_20_body" style:list-style-name="L2">
      <style:text-properties officeooo:rsid="05a3648c" officeooo:paragraph-rsid="05acde46"/>
    </style:style>
    <style:style style:name="P26" style:family="paragraph" style:parent-style-name="Text_20_body" style:list-style-name="L2">
      <style:text-properties officeooo:rsid="05acde46" officeooo:paragraph-rsid="05acde46"/>
    </style:style>
    <style:style style:name="P27" style:family="paragraph" style:parent-style-name="Text_20_body" style:list-style-name="L2">
      <style:text-properties officeooo:rsid="05b85ed3" officeooo:paragraph-rsid="05b85ed3"/>
    </style:style>
    <style:style style:name="P28" style:family="paragraph" style:parent-style-name="Text_20_body" style:list-style-name="L2">
      <style:text-properties officeooo:rsid="05b87f22" officeooo:paragraph-rsid="05b87f22"/>
    </style:style>
    <style:style style:name="P29" style:family="paragraph" style:parent-style-name="Text_20_body" style:list-style-name="L3">
      <style:text-properties officeooo:paragraph-rsid="05d1d9bb"/>
    </style:style>
    <style:style style:name="P30" style:family="paragraph" style:parent-style-name="Text_20_body" style:list-style-name="L3">
      <style:text-properties officeooo:paragraph-rsid="05e14af3"/>
    </style:style>
    <style:style style:name="P31" style:family="paragraph" style:parent-style-name="Text_20_body" style:list-style-name="L3">
      <style:text-properties officeooo:rsid="05d5b43f" officeooo:paragraph-rsid="05d5b43f"/>
    </style:style>
    <style:style style:name="P32" style:family="paragraph" style:parent-style-name="Text_20_body" style:list-style-name="L4">
      <style:text-properties style:text-position="0% 100%" officeooo:rsid="05ea05e8" officeooo:paragraph-rsid="05f367cf"/>
    </style:style>
    <style:style style:name="P33" style:family="paragraph" style:parent-style-name="Text_20_body" style:list-style-name="L4">
      <style:text-properties officeooo:rsid="05e8c408" officeooo:paragraph-rsid="05e8c408"/>
    </style:style>
    <style:style style:name="P34" style:family="paragraph" style:parent-style-name="Text_20_body" style:list-style-name="L4">
      <style:text-properties officeooo:rsid="05ea05e8" officeooo:paragraph-rsid="05f001bc"/>
    </style:style>
    <style:style style:name="P35" style:family="paragraph" style:parent-style-name="Text_20_body" style:list-style-name="L4">
      <style:text-properties officeooo:rsid="05edca2f" officeooo:paragraph-rsid="05edca2f"/>
    </style:style>
    <style:style style:name="P36" style:family="paragraph" style:parent-style-name="Text_20_body">
      <style:text-properties officeooo:paragraph-rsid="05ed6eb7"/>
    </style:style>
    <style:style style:name="P37" style:family="paragraph" style:parent-style-name="Text_20_body">
      <style:text-properties officeooo:rsid="05f953ef" officeooo:paragraph-rsid="05f953ef"/>
    </style:style>
    <style:style style:name="P38" style:family="paragraph" style:parent-style-name="Text_20_body" style:list-style-name="L6">
      <style:text-properties officeooo:paragraph-rsid="0611fb82"/>
    </style:style>
    <style:style style:name="P39" style:family="paragraph" style:parent-style-name="Text_20_body" style:list-style-name="L6">
      <style:text-properties officeooo:paragraph-rsid="061f2b07"/>
    </style:style>
    <style:style style:name="P40" style:family="paragraph" style:parent-style-name="Text_20_body" style:list-style-name="L6">
      <style:text-properties officeooo:rsid="06136014" officeooo:paragraph-rsid="06136014"/>
    </style:style>
    <style:style style:name="P41" style:family="paragraph" style:parent-style-name="Text_20_body" style:list-style-name="L6">
      <style:text-properties officeooo:rsid="06136014" officeooo:paragraph-rsid="0617cf64"/>
    </style:style>
    <style:style style:name="P42" style:family="paragraph" style:parent-style-name="Text_20_body" style:list-style-name="L6">
      <style:text-properties officeooo:rsid="06228d92" officeooo:paragraph-rsid="062ac64d"/>
    </style:style>
    <style:style style:name="P43" style:family="paragraph" style:parent-style-name="Text_20_body" style:list-style-name="L6">
      <style:text-properties officeooo:rsid="062f8218" officeooo:paragraph-rsid="062f8218"/>
    </style:style>
    <style:style style:name="P44" style:family="paragraph" style:parent-style-name="Text_20_body" style:list-style-name="L8">
      <style:text-properties officeooo:paragraph-rsid="064957db"/>
    </style:style>
    <style:style style:name="P45" style:family="paragraph" style:parent-style-name="Text_20_body">
      <style:text-properties officeooo:rsid="064fe6dd" officeooo:paragraph-rsid="064fe6dd"/>
    </style:style>
    <style:style style:name="P46" style:family="paragraph" style:parent-style-name="Text_20_body" style:list-style-name="L9">
      <style:text-properties officeooo:rsid="065429ba" officeooo:paragraph-rsid="065429ba"/>
    </style:style>
    <style:style style:name="P47" style:family="paragraph" style:parent-style-name="Text_20_body" style:list-style-name="L9">
      <style:text-properties officeooo:rsid="065429ba" officeooo:paragraph-rsid="065e2598"/>
    </style:style>
    <style:style style:name="P48" style:family="paragraph" style:parent-style-name="Title">
      <style:paragraph-properties fo:line-height="100%"/>
      <style:text-properties officeooo:rsid="05617e65" officeooo:paragraph-rsid="05617e65"/>
    </style:style>
    <style:style style:name="T1" style:family="text">
      <style:text-properties officeooo:rsid="0576f39e"/>
    </style:style>
    <style:style style:name="T2" style:family="text">
      <style:text-properties officeooo:rsid="057815dd"/>
    </style:style>
    <style:style style:name="T3" style:family="text">
      <style:text-properties officeooo:rsid="057924ac"/>
    </style:style>
    <style:style style:name="T4" style:family="text">
      <style:text-properties officeooo:rsid="057bd31e"/>
    </style:style>
    <style:style style:name="T5" style:family="text">
      <style:text-properties officeooo:rsid="057cfd08"/>
    </style:style>
    <style:style style:name="T6" style:family="text">
      <style:text-properties officeooo:rsid="05877409"/>
    </style:style>
    <style:style style:name="T7" style:family="text">
      <style:text-properties officeooo:rsid="058a545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5943109"/>
    </style:style>
    <style:style style:name="T10" style:family="text">
      <style:text-properties style:font-name="Liberation Sans" officeooo:rsid="05b0d0be"/>
    </style:style>
    <style:style style:name="T11" style:family="text">
      <style:text-properties style:font-name="Liberation Sans" officeooo:rsid="05b1baf4"/>
    </style:style>
    <style:style style:name="T12" style:family="text">
      <style:text-properties style:font-name="Liberation Sans" officeooo:rsid="05f001bc"/>
    </style:style>
    <style:style style:name="T13" style:family="text">
      <style:text-properties style:font-name="Liberation Sans" officeooo:rsid="05f1c1ec"/>
    </style:style>
    <style:style style:name="T14" style:family="text">
      <style:text-properties style:font-name="Liberation Sans1" officeooo:rsid="0590ee7e"/>
    </style:style>
    <style:style style:name="T15" style:family="text">
      <style:text-properties style:font-name="Liberation Sans1" officeooo:rsid="05943109"/>
    </style:style>
    <style:style style:name="T16" style:family="text">
      <style:text-properties style:font-name="Liberation Sans1" officeooo:rsid="059762f5"/>
    </style:style>
    <style:style style:name="T17" style:family="text">
      <style:text-properties style:font-name="Liberation Sans1" officeooo:rsid="059a34c4"/>
    </style:style>
    <style:style style:name="T18" style:family="text">
      <style:text-properties officeooo:rsid="059762f5"/>
    </style:style>
    <style:style style:name="T19" style:family="text">
      <style:text-properties officeooo:rsid="05a3648c"/>
    </style:style>
    <style:style style:name="T20" style:family="text">
      <style:text-properties officeooo:rsid="05a595ff"/>
    </style:style>
    <style:style style:name="T21" style:family="text">
      <style:text-properties officeooo:rsid="05a9f0d9"/>
    </style:style>
    <style:style style:name="T22" style:family="text">
      <style:text-properties officeooo:rsid="05bd5378"/>
    </style:style>
    <style:style style:name="T23" style:family="text">
      <style:text-properties officeooo:rsid="05bd619f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5bd619f"/>
    </style:style>
    <style:style style:name="T26" style:family="text">
      <style:text-properties style:text-position="super 58%" officeooo:rsid="05c58a33"/>
    </style:style>
    <style:style style:name="T27" style:family="text">
      <style:text-properties style:text-position="super 58%" officeooo:rsid="05cff9d0"/>
    </style:style>
    <style:style style:name="T28" style:family="text">
      <style:text-properties style:text-position="super 58%" officeooo:rsid="05d5b43f"/>
    </style:style>
    <style:style style:name="T29" style:family="text">
      <style:text-properties style:text-position="super 58%" style:font-name="Liberation Sans"/>
    </style:style>
    <style:style style:name="T30" style:family="text">
      <style:text-properties style:text-position="super 58%" style:font-name="Liberation Sans" officeooo:rsid="05d5b43f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5bebd3f"/>
    </style:style>
    <style:style style:name="T33" style:family="text">
      <style:text-properties style:text-position="0% 100%" officeooo:rsid="05ce2020"/>
    </style:style>
    <style:style style:name="T34" style:family="text">
      <style:text-properties style:text-position="0% 100%" officeooo:rsid="05bd619f"/>
    </style:style>
    <style:style style:name="T35" style:family="text">
      <style:text-properties style:text-position="0% 100%" officeooo:rsid="05bf88f8"/>
    </style:style>
    <style:style style:name="T36" style:family="text">
      <style:text-properties style:text-position="0% 100%" officeooo:rsid="05c58a33"/>
    </style:style>
    <style:style style:name="T37" style:family="text">
      <style:text-properties style:text-position="0% 100%" officeooo:rsid="05bd5378"/>
    </style:style>
    <style:style style:name="T38" style:family="text">
      <style:text-properties style:text-position="0% 100%" officeooo:rsid="05cff9d0"/>
    </style:style>
    <style:style style:name="T39" style:family="text">
      <style:text-properties style:text-position="0% 100%" officeooo:rsid="05d5b43f"/>
    </style:style>
    <style:style style:name="T40" style:family="text">
      <style:text-properties style:text-position="0% 100%" officeooo:rsid="05ddac25"/>
    </style:style>
    <style:style style:name="T41" style:family="text">
      <style:text-properties style:text-position="0% 100%" style:font-name="Liberation Sans"/>
    </style:style>
    <style:style style:name="T42" style:family="text">
      <style:text-properties style:text-position="0% 100%" style:font-name="Liberation Sans" officeooo:rsid="05ddc3d3"/>
    </style:style>
    <style:style style:name="T43" style:family="text">
      <style:text-properties style:text-position="0% 100%" style:font-name="Liberation Sans" officeooo:rsid="0588d74f"/>
    </style:style>
    <style:style style:name="T44" style:family="text">
      <style:text-properties style:text-position="0% 100%" style:font-name="Liberation Sans" officeooo:rsid="05e14af3"/>
    </style:style>
    <style:style style:name="T45" style:family="text">
      <style:text-properties style:text-position="0% 100%" style:font-name="Liberation Sans" officeooo:rsid="05d5b43f"/>
    </style:style>
    <style:style style:name="T46" style:family="text">
      <style:text-properties style:text-position="0% 100%" style:font-name="Liberation Sans" officeooo:rsid="05f001bc"/>
    </style:style>
    <style:style style:name="T47" style:family="text">
      <style:text-properties style:text-position="0% 100%" style:font-name="Liberation Sans" officeooo:rsid="05ed6eb7"/>
    </style:style>
    <style:style style:name="T48" style:family="text">
      <style:text-properties style:text-position="0% 100%" style:font-name="Liberation Sans" officeooo:rsid="05f1882c"/>
    </style:style>
    <style:style style:name="T49" style:family="text">
      <style:text-properties style:text-position="0% 100%" style:font-name="Liberation Sans" officeooo:rsid="05f5b983"/>
    </style:style>
    <style:style style:name="T50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1" style:family="text">
      <style:text-properties style:text-position="0% 100%" style:font-name="Liberation Sans" officeooo:rsid="05f9e00a"/>
    </style:style>
    <style:style style:name="T52" style:family="text">
      <style:text-properties style:text-position="0% 100%" style:font-name="Liberation Sans" officeooo:rsid="06006a3e"/>
    </style:style>
    <style:style style:name="T53" style:family="text">
      <style:text-properties style:text-position="0% 100%" style:font-name="Liberation Sans" officeooo:rsid="05ffb329"/>
    </style:style>
    <style:style style:name="T54" style:family="text">
      <style:text-properties style:text-position="0% 100%" style:font-name="Liberation Sans" officeooo:rsid="060ded76"/>
    </style:style>
    <style:style style:name="T55" style:family="text">
      <style:text-properties style:text-position="0% 100%" style:font-name="Liberation Sans" officeooo:rsid="060fd7f3"/>
    </style:style>
    <style:style style:name="T56" style:family="text">
      <style:text-properties style:text-position="0% 100%" style:font-name="Liberation Sans" officeooo:rsid="06361ef7"/>
    </style:style>
    <style:style style:name="T57" style:family="text">
      <style:text-properties style:text-position="0% 100%" style:font-name="Liberation Sans" officeooo:rsid="0637c70f"/>
    </style:style>
    <style:style style:name="T58" style:family="text">
      <style:text-properties style:text-position="0% 100%" style:font-name="Liberation Sans" officeooo:rsid="06385339"/>
    </style:style>
    <style:style style:name="T59" style:family="text">
      <style:text-properties style:text-position="0% 100%" style:font-name="Liberation Sans" officeooo:rsid="05f953ef"/>
    </style:style>
    <style:style style:name="T60" style:family="text">
      <style:text-properties style:text-position="0% 100%" style:font-name="Liberation Sans" officeooo:rsid="06038e50"/>
    </style:style>
    <style:style style:name="T61" style:family="text">
      <style:text-properties style:text-position="0% 100%" officeooo:rsid="0655dc81"/>
    </style:style>
    <style:style style:name="T62" style:family="text">
      <style:text-properties fo:color="#c9211e" style:text-position="0% 100%" style:font-name="Liberation Sans" officeooo:rsid="060fd7f3"/>
    </style:style>
    <style:style style:name="T63" style:family="text">
      <style:text-properties fo:color="#c9211e" style:text-position="0% 100%" style:font-name="Liberation Sans" officeooo:rsid="063dcab1"/>
    </style:style>
    <style:style style:name="T64" style:family="text">
      <style:text-properties fo:color="#c9211e" style:text-position="0% 100%" style:font-name="Liberation Sans" officeooo:rsid="06006a3e"/>
    </style:style>
    <style:style style:name="T65" style:family="text">
      <style:text-properties style:use-window-font-color="true" style:text-position="0% 100%" style:font-name="Liberation Sans"/>
    </style:style>
    <style:style style:name="T66" style:family="text">
      <style:text-properties style:use-window-font-color="true" style:text-position="0% 100%" style:font-name="Liberation Sans" officeooo:rsid="060fd7f3"/>
    </style:style>
    <style:style style:name="T67" style:family="text">
      <style:text-properties style:use-window-font-color="true" style:text-position="0% 100%" style:font-name="Liberation Sans" officeooo:rsid="060ded76"/>
    </style:style>
    <style:style style:name="T68" style:family="text">
      <style:text-properties style:use-window-font-color="true" style:text-position="0% 100%" style:font-name="Liberation Sans" officeooo:rsid="05f001bc"/>
    </style:style>
    <style:style style:name="T69" style:family="text">
      <style:text-properties style:use-window-font-color="true" style:text-position="0% 100%" style:font-name="Liberation Sans" officeooo:rsid="0611fb82"/>
    </style:style>
    <style:style style:name="T70" style:family="text">
      <style:text-properties style:use-window-font-color="true" style:text-position="0% 100%" style:font-name="Liberation Sans" officeooo:rsid="0614f32b"/>
    </style:style>
    <style:style style:name="T71" style:family="text">
      <style:text-properties style:use-window-font-color="true" style:text-position="0% 100%" style:font-name="Liberation Sans" officeooo:rsid="0617cf64"/>
    </style:style>
    <style:style style:name="T72" style:family="text">
      <style:text-properties style:use-window-font-color="true" style:text-position="0% 100%" style:font-name="Liberation Sans" officeooo:rsid="0619951e"/>
    </style:style>
    <style:style style:name="T73" style:family="text">
      <style:text-properties style:use-window-font-color="true" style:text-position="0% 100%" style:font-name="Liberation Sans" officeooo:rsid="061b580c"/>
    </style:style>
    <style:style style:name="T74" style:family="text">
      <style:text-properties style:use-window-font-color="true" style:text-position="0% 100%" style:font-name="Liberation Sans" officeooo:rsid="061c53f2"/>
    </style:style>
    <style:style style:name="T75" style:family="text">
      <style:text-properties style:use-window-font-color="true" style:text-position="0% 100%" style:font-name="Liberation Sans" officeooo:rsid="061d3f75"/>
    </style:style>
    <style:style style:name="T76" style:family="text">
      <style:text-properties style:use-window-font-color="true" style:text-position="0% 100%" style:font-name="Liberation Sans" officeooo:rsid="0625f243"/>
    </style:style>
    <style:style style:name="T77" style:family="text">
      <style:text-properties style:use-window-font-color="true" style:text-position="0% 100%" style:font-name="Liberation Sans" officeooo:rsid="06286326"/>
    </style:style>
    <style:style style:name="T78" style:family="text">
      <style:text-properties style:use-window-font-color="true" style:text-position="0% 100%" style:font-name="Liberation Sans" officeooo:rsid="061eaf89"/>
    </style:style>
    <style:style style:name="T79" style:family="text">
      <style:text-properties style:use-window-font-color="true" style:text-position="0% 100%" style:font-name="Liberation Sans1"/>
    </style:style>
    <style:style style:name="T80" style:family="text">
      <style:text-properties style:use-window-font-color="true" style:text-position="0% 100%" style:font-name="Liberation Sans1" officeooo:rsid="0590ee7e"/>
    </style:style>
    <style:style style:name="T81" style:family="text">
      <style:text-properties style:use-window-font-color="true" style:text-position="sub 58%" style:font-name="Liberation Sans"/>
    </style:style>
    <style:style style:name="T82" style:family="text">
      <style:text-properties style:use-window-font-color="true" style:text-position="sub 58%" style:font-name="Liberation Sans" officeooo:rsid="0614f32b"/>
    </style:style>
    <style:style style:name="T83" style:family="text">
      <style:text-properties style:use-window-font-color="true" style:text-position="sub 58%" style:font-name="Liberation Sans" officeooo:rsid="06286326"/>
    </style:style>
    <style:style style:name="T84" style:family="text">
      <style:text-properties style:use-window-font-color="true" style:text-position="sub 58%" style:font-name="Liberation Sans1"/>
    </style:style>
    <style:style style:name="T85" style:family="text">
      <style:text-properties officeooo:rsid="064ef9b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Matrices</text:p>
      <text:h text:style-name="Heading_20_1" text:outline-level="1">Basic Properties</text:h>
      <text:p text:style-name="P7">Let A, B <text:span text:style-name="T2">and</text:span> C be matrices of the same size.</text:p>
      <text:p text:style-name="P7"><text:span text:style-name="T3">Let </text:span><text:span text:style-name="T1">Z be a zero matrix of the same size as A, B and C.</text:span></text:p>
      <text:p text:style-name="P7"><text:span text:style-name="T3">Let f and g be scalars.</text:span></text:p>
      <text:list xml:id="list3775157363" text:style-name="L1">
        <text:list-item>
          <text:p text:style-name="P8">Commutative law for matrix addition.</text:p>
          <text:p text:style-name="P8">A + b = B + A</text:p>
        </text:list-item>
        <text:list-item>
          <text:p text:style-name="P8">Associative law for matrix addition.</text:p>
          <text:p text:style-name="P8">A + (B + C) = (A + B) + C</text:p>
        </text:list-item>
        <text:list-item>
          <text:p text:style-name="P9">f(A + B) = fA + fB</text:p>
        </text:list-item>
        <text:list-item>
          <text:p text:style-name="P10">(f + g)A = fA + gA</text:p>
        </text:list-item>
        <text:list-item>
          <text:p text:style-name="P11">(fg)A = f(gA) = g(fA)</text:p>
        </text:list-item>
        <text:list-item>
          <text:p text:style-name="P12">A + <text:span text:style-name="T4">Z</text:span> = <text:span text:style-name="T4">Z</text:span> + A = A</text:p>
        </text:list-item>
        <text:list-item>
          <text:p text:style-name="P13">A – A = <text:span text:style-name="T5">Z</text:span></text:p>
        </text:list-item>
        <text:list-item>
          <text:p text:style-name="P14">0A = <text:span text:style-name="T5">Z</text:span></text:p>
        </text:list-item>
      </text:list>
      <text:h text:style-name="P2" text:outline-level="1">More Basic Properties</text:h>
      <text:list xml:id="list2991066205" text:style-name="L2">
        <text:list-item>
          <text:p text:style-name="P23"><text:span text:style-name="T10">Associative law for matrix multiplication.</text:span></text:p>
          <text:p text:style-name="P23"><text:span text:style-name="T20">A(BC) = (AB)C</text:span></text:p>
        </text:list-item>
        <text:list-item>
          <text:p text:style-name="P22"><text:span text:style-name="T11">Distribution law for matrix addition and multiplication</text:span><text:span text:style-name="T19">.</text:span></text:p>
          <text:p text:style-name="P25"><text:span text:style-name="T21">A(B + C) = AB + AC</text:span></text:p>
          <text:p text:style-name="P26">(A + B)C = AC + BC</text:p>
        </text:list-item>
        <text:list-item>
          <text:p text:style-name="P28">Let A and B be matrices. Let c be a scalar.</text:p>
          <text:p text:style-name="P27">c(AB) = (cA)B = A(cB)</text:p>
          <text:p text:style-name="P24"/>
        </text:list-item>
      </text:list>
      <text:h text:style-name="P5" text:outline-level="1"/>
      <text:h text:style-name="P6" text:outline-level="1">Matrix Multiplication Is Not Commutative</text:h>
      <text:p text:style-name="P15">In general, AB and BA are 2 different matrices even if the products exist<text:span text:style-name="T6">s.</text:span></text:p>
      <text:p text:style-name="P16">For example, let A =<draw:frame draw:style-name="fr1" draw:name="Object1" text:anchor-type="as-char" svg:y="-0.2535in" svg:width="0.6535in" svg:height="0.4228in" draw:z-index="0"><draw:object xlink:href="./Object 1" xlink:type="simple" xlink:show="embed" xlink:actuate="onLoad"/><draw:image xlink:href="./ObjectReplacements/Object 1" xlink:type="simple" xlink:show="embed" xlink:actuate="onLoad"/></draw:frame>and B =<draw:frame draw:style-name="fr1" draw:name="Object2" text:anchor-type="as-char" svg:y="-0.2535in" svg:width="0.5299in" svg:height="0.42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6">Then AB =<draw:frame draw:style-name="fr1" draw:name="Object3" text:anchor-type="as-char" svg:y="-0.2535in" svg:width="0.7764in" svg:height="0.42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and BA =<draw:frame draw:style-name="fr1" draw:name="Object4" text:anchor-type="as-char" svg:y="-0.2535in" svg:width="0.6563in" svg:height="0.42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19"><text:span text:style-name="T7">Hence, AB </text:span>≠ <text:span text:style-name="T7">BA.</text:span></text:p>
      <text:h text:style-name="Heading_20_1" text:outline-level="1">Zero Matrix Product</text:h>
      <text:p text:style-name="P20">When AB = 0, it is not necessary that A = 0 or B = 0.</text:p>
      <text:p text:style-name="P17">For example, let A =<draw:frame draw:style-name="fr1" draw:name="Object5" text:anchor-type="as-char" svg:y="-0.2535in" svg:width="0.5272in" svg:height="0.422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and B =<draw:frame draw:style-name="fr1" draw:name="Object6" text:anchor-type="as-char" svg:y="-0.2535in" svg:width="0.5311in" svg:height="0.422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21"><text:span text:style-name="T9">We have A </text:span><text:span text:style-name="T14">≠ </text:span><text:span text:style-name="T15">0 and B </text:span><text:span text:style-name="T14">≠ </text:span><text:span text:style-name="T15">0 but </text:span><text:span text:style-name="T17">AB =</text:span><text:span text:style-name="T15"><draw:frame draw:style-name="fr1" draw:name="Object7" text:anchor-type="as-char" svg:y="-0.2535in" svg:width="1.7874in" svg:height="0.42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.</text:span></text:p>
      <text:h text:style-name="P3" text:outline-level="1"><text:span text:style-name="T18">P</text:span>owers of Square Matrices</text:h>
      <text:list xml:id="list796904068" text:style-name="L3">
        <text:list-item>
          <text:p text:style-name="P29"><text:span text:style-name="T22">Let A be a square matrix and n a non-negative integer.</text:span></text:p>
          <text:p text:style-name="P29"><text:span text:style-name="T23">We define A</text:span><text:span text:style-name="T25">n</text:span><text:span text:style-name="T34"> as A</text:span><text:span text:style-name="T32">A … A.</text:span></text:p>
          <text:p text:style-name="P29"><text:span text:style-name="T32">F</text:span><text:span text:style-name="T35">or example, let A =</text:span><text:span text:style-name="T35"><draw:frame draw:style-name="fr1" draw:name="Object8" text:anchor-type="as-char" svg:y="-0.2535in" svg:width="0.5256in" svg:height="0.422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5">.</text:span></text:p>
          <text:p text:style-name="P29"><text:span text:style-name="T36">Then A</text:span><text:span text:style-name="T26">3</text:span><text:span text:style-name="T36"> =</text:span><text:span text:style-name="T36"><draw:frame draw:style-name="fr1" draw:name="Object10" text:anchor-type="as-char" svg:y="-0.2535in" svg:width="2.1756in" svg:height="0.422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6">.</text:span></text:p>
        </text:list-item>
        <text:list-item>
          <text:p text:style-name="P29"><text:span text:style-name="T37">Let A be a square matrix and n</text:span><text:span text:style-name="T33">, m</text:span><text:span text:style-name="T37"> a non-negative integer.</text:span></text:p>
          <text:p text:style-name="P29"><text:span text:style-name="T38">A</text:span><text:span text:style-name="T27">m</text:span><text:span text:style-name="T38">A</text:span><text:span text:style-name="T27">n</text:span><text:span text:style-name="T38"> = A</text:span><text:span text:style-name="T27">m+n</text:span></text:p>
        </text:list-item>
        <text:list-item>
          <text:p text:style-name="P31"><text:span text:style-name="T38">S</text:span><text:span text:style-name="T31">ince matrix multiplication is not commutative, in general, for 2 square matrix A and B of the same size, (AB)</text:span><text:span text:style-name="T24">2</text:span><text:span text:style-name="T31"> and A</text:span><text:span text:style-name="T24">2</text:span><text:span text:style-name="T31">B</text:span><text:span text:style-name="T24">2</text:span><text:span text:style-name="T31"> may be different.</text:span></text:p>
          <text:p text:style-name="P18"><text:span text:style-name="T31">For example, let A =</text:span><text:span text:style-name="T31"><draw:frame draw:style-name="fr1" draw:name="Object9" text:anchor-type="as-char" svg:y="-0.2535in" svg:width="0.5311in" svg:height="0.422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1">and B =</text:span><text:span text:style-name="T31"><draw:frame draw:style-name="fr1" draw:name="Object11" text:anchor-type="as-char" svg:y="-0.2535in" svg:width="0.5311in" svg:height="0.422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1">.</text:span></text:p>
          <text:p text:style-name="P30"><text:span text:style-name="T40">Then </text:span><text:span text:style-name="T39">(AB)</text:span><text:span text:style-name="T28">2</text:span><text:span text:style-name="T39"> </text:span><text:span text:style-name="T40">= </text:span><text:span text:style-name="T42">ABAB =</text:span><text:span text:style-name="T43"><draw:frame draw:style-name="fr1" draw:name="Object12" text:anchor-type="as-char" svg:y="-0.2535in" svg:width="0.5311in" svg:height="0.422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3">, </text:span><text:span text:style-name="T44">and <text:s/></text:span><text:span text:style-name="T45">A</text:span><text:span text:style-name="T30">2</text:span><text:span text:style-name="T45">B</text:span><text:span text:style-name="T30">2</text:span><text:span text:style-name="T45"> </text:span><text:span text:style-name="T44">= AABB =</text:span><text:span text:style-name="T44"><draw:frame draw:style-name="fr1" draw:name="Object13" text:anchor-type="as-char" svg:y="-0.2535in" svg:width="0.539in" svg:height="0.422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4">.</text:span></text:p>
        </text:list-item>
      </text:list>
      <text:h text:style-name="P5" text:outline-level="1"><text:span text:style-name="T44"/></text:h>
      <text:h text:style-name="P6" text:outline-level="1"><text:span text:style-name="T44">T</text:span><text:span text:style-name="T41">ranspose </text:span><text:span text:style-name="T49">Matrices</text:span></text:h>
      <text:p text:style-name="P36"><text:span text:style-name="T47">Let A </text:span><text:span text:style-name="T46">be a m × n matrix.</text:span></text:p>
      <text:list xml:id="list4021100685" text:style-name="L4">
        <text:list-item>
          <text:p text:style-name="P33"><text:span text:style-name="T41">(A</text:span><text:span text:style-name="T29">T</text:span><text:span text:style-name="T41">)</text:span><text:span text:style-name="T29">T</text:span><text:span text:style-name="T41"> = A</text:span></text:p>
        </text:list-item>
        <text:list-item>
          <text:p text:style-name="P34"><text:span text:style-name="T46">If B is a m × n matrix, then </text:span><text:span text:style-name="T41">(A + B)</text:span><text:span text:style-name="T29">T</text:span><text:span text:style-name="T41"> = A</text:span><text:span text:style-name="T29">T</text:span><text:span text:style-name="T41"> + B</text:span><text:span text:style-name="T29">T</text:span><text:span text:style-name="T41">.</text:span></text:p>
        </text:list-item>
        <text:list-item>
          <text:p text:style-name="P35"><text:span text:style-name="T48">If c is a scalar, then </text:span><text:span text:style-name="T41">(cA)</text:span><text:span text:style-name="T29">T</text:span><text:span text:style-name="T41"> = cA</text:span><text:span text:style-name="T29">T</text:span><text:span text:style-name="T41">.</text:span></text:p>
        </text:list-item>
        <text:list-item>
          <text:p text:style-name="P32"><text:span text:style-name="T12">If B is a </text:span><text:span text:style-name="T13">n </text:span><text:span text:style-name="T12">× </text:span><text:span text:style-name="T13">p</text:span><text:span text:style-name="T12"> matrix, then </text:span><text:span text:style-name="T8">(AB)</text:span><text:span text:style-name="T29">T</text:span><text:span text:style-name="T8"> = B</text:span><text:span text:style-name="T29">T </text:span><text:span text:style-name="T8">A</text:span><text:span text:style-name="T29">T</text:span><text:span text:style-name="T8">.</text:span></text:p>
        </text:list-item>
      </text:list>
      <text:h text:style-name="P4" text:outline-level="1"><text:span text:style-name="T50">Inverse </text:span><text:span text:style-name="T49">Matrices</text:span></text:h>
      <text:p text:style-name="P37"><text:span text:style-name="T49">L</text:span><text:span text:style-name="T41">et A be a square matrix of order n</text:span><text:span text:style-name="T57">. </text:span><text:span text:style-name="T58">L</text:span><text:span text:style-name="T51">et I be an identity matrix.</text:span></text:p>
      <text:list xml:id="list974496552" text:style-name="L8">
        <text:list-item>
          <text:p text:style-name="P44"><text:span text:style-name="T59">A is said to be invertible if there exists a square matrix B of order n such that AB = I and BA = I.</text:span></text:p>
        </text:list-item>
        <text:list-item>
          <text:p text:style-name="P44"><text:span text:style-name="T53">The matrix B here is called the inverse of A.</text:span></text:p>
        </text:list-item>
        <text:list-item>
          <text:p text:style-name="P44"><text:span text:style-name="T56">Inverse matrices are unique. That means that an</text:span><text:span text:style-name="T60"> invertible matrix only has 1 inverse matrix.</text:span></text:p>
        </text:list-item>
        <text:list-item>
          <text:p text:style-name="P44"><text:span text:style-name="T52">A square matrix is called </text:span><text:span text:style-name="T64">singular</text:span><text:span text:style-name="T52"> if it has </text:span><text:span text:style-name="T64">no inverse</text:span><text:span text:style-name="T52">.</text:span></text:p>
        </text:list-item>
      </text:list>
      <text:h text:style-name="Heading_20_1" text:outline-level="1"><text:span text:style-name="T52">C</text:span><text:span text:style-name="T41">ancellation </text:span><text:span text:style-name="T54">L</text:span><text:span text:style-name="T41">aws for </text:span><text:span text:style-name="T54">M</text:span><text:span text:style-name="T41">atrix </text:span><text:span text:style-name="T54">M</text:span><text:span text:style-name="T41">ultiplication</text:span></text:h>
      <text:list xml:id="list2794116341" text:style-name="L6">
        <text:list-item>
          <text:p text:style-name="P38"><text:span text:style-name="T55">Let A be an </text:span><text:span text:style-name="T62">invertible</text:span><text:span text:style-name="T66"> m</text:span><text:span text:style-name="T67"> </text:span><text:span text:style-name="T68">× </text:span><text:span text:style-name="T69">m matrix.</text:span></text:p>
          <text:list>
            <text:list-item>
              <text:p text:style-name="P40"><text:span text:style-name="T69">I</text:span><text:span text:style-name="T65">f B</text:span><text:span text:style-name="T81">1</text:span><text:span text:style-name="T65"> and B</text:span><text:span text:style-name="T81">2</text:span><text:span text:style-name="T65"> are <text:s/></text:span><text:span text:style-name="T66">m</text:span><text:span text:style-name="T67"> </text:span><text:span text:style-name="T68">× </text:span><text:span text:style-name="T65">n matrices such that AB</text:span><text:span text:style-name="T81">1</text:span><text:span text:style-name="T65"> = AB</text:span><text:span text:style-name="T81">2</text:span><text:span text:style-name="T65">, then </text:span><text:span text:style-name="T70">B</text:span><text:span text:style-name="T82">1</text:span><text:span text:style-name="T70"> = B</text:span><text:span text:style-name="T82">2</text:span><text:span text:style-name="T70">.</text:span></text:p>
            </text:list-item>
            <text:list-item>
              <text:p text:style-name="P41"><text:span text:style-name="T69">I</text:span><text:span text:style-name="T70">f </text:span><text:span text:style-name="T71">C</text:span><text:span text:style-name="T82">1</text:span><text:span text:style-name="T70"> and </text:span><text:span text:style-name="T71">C</text:span><text:span text:style-name="T82">2</text:span><text:span text:style-name="T70"> are <text:s/></text:span><text:span text:style-name="T72">n</text:span><text:span text:style-name="T67"> </text:span><text:span text:style-name="T68">× </text:span><text:span text:style-name="T72">m</text:span><text:span text:style-name="T70"> matrices such that </text:span><text:span text:style-name="T73">C</text:span><text:span text:style-name="T82">1</text:span><text:span text:style-name="T73">A</text:span><text:span text:style-name="T70"> = </text:span><text:span text:style-name="T74">C</text:span><text:span text:style-name="T82">2</text:span><text:span text:style-name="T74">A</text:span><text:span text:style-name="T70">, then </text:span><text:span text:style-name="T75">C</text:span><text:span text:style-name="T82">1</text:span><text:span text:style-name="T70"> = </text:span><text:span text:style-name="T75">C</text:span><text:span text:style-name="T82">2</text:span><text:span text:style-name="T70">.</text:span></text:p>
            </text:list-item>
          </text:list>
        </text:list-item>
        <text:list-item>
          <text:p text:style-name="P39"><text:span text:style-name="T70">I</text:span><text:span text:style-name="T78">f A is </text:span><text:span text:style-name="T63">singular</text:span><text:span text:style-name="T78">, the cancellation laws may not hold.</text:span></text:p>
          <text:p text:style-name="P42"><text:span text:style-name="T65">For example, let A =</text:span><text:span text:style-name="T65"><draw:frame draw:style-name="fr1" draw:name="Object14" text:anchor-type="as-char" svg:y="-0.2535in" svg:width="0.5272in" svg:height="0.422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5">, </text:span><text:span text:style-name="T76"><text:s/></text:span><text:span text:style-name="T70">B</text:span><text:span text:style-name="T82">1 </text:span><text:span text:style-name="T76">=</text:span><text:span text:style-name="T76"><draw:frame draw:style-name="fr1" draw:name="Object15" text:anchor-type="as-char" svg:y="-0.2535in" svg:width="0.5311in" svg:height="0.422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7">and </text:span><text:span text:style-name="T70">B</text:span><text:span text:style-name="T83">2</text:span><text:span text:style-name="T82"> </text:span><text:span text:style-name="T76">=</text:span><text:span text:style-name="T76"><draw:frame draw:style-name="fr1" draw:name="Object16" text:anchor-type="as-char" svg:y="-0.2535in" svg:width="0.528in" svg:height="0.422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6">.</text:span></text:p>
          <text:p text:style-name="P43"><text:span text:style-name="T76">T</text:span><text:span text:style-name="T65">hen AB</text:span><text:span text:style-name="T81">1</text:span><text:span text:style-name="T65"> = AB</text:span><text:span text:style-name="T81">2</text:span><text:span text:style-name="T65">, but B</text:span><text:span text:style-name="T81">1</text:span><text:span text:style-name="T65"> </text:span><text:span text:style-name="T80">≠ </text:span><text:span text:style-name="T79">B</text:span><text:span text:style-name="T84">2</text:span><text:span text:style-name="T79">.</text:span></text:p>
        </text:list-item>
      </text:list>
      <text:h text:style-name="Heading_20_1" text:outline-level="1">Basic Properties <text:span text:style-name="T85">of Inverse Matrices</text:span></text:h>
      <text:p text:style-name="P45">Let A and B be 2 invertible matrices and c a non-zero scalar.</text:p>
      <text:list xml:id="list3273260366" text:style-name="L9">
        <text:list-item>
          <text:p text:style-name="P46"><draw:frame draw:style-name="fr1" draw:name="Object18" text:anchor-type="as-char" svg:y="-0.1484in" svg:width="0.2665in" svg:height="0.1839in" draw:z-index="17"><draw:object xlink:href="./Object 18" xlink:type="simple" xlink:show="embed" xlink:actuate="onLoad"/><draw:image xlink:href="./ObjectReplacements/Object 18" xlink:type="simple" xlink:show="embed" xlink:actuate="onLoad"/></draw:frame>is invertible and <text:span text:style-name="T61"><draw:frame draw:style-name="fr1" draw:name="Object17" text:anchor-type="as-char" svg:y="-0.2437in" svg:width="1.002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61">.</text:span></text:p>
        </text:list-item>
        <text:list-item>
          <text:p text:style-name="P47"><text:span text:style-name="T61"><draw:frame draw:style-name="fr1" draw:name="Object19" text:anchor-type="as-char" svg:y="-0.172in" svg:width="0.2728in" svg:height="0.207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1">is invertible and </text:span><text:span text:style-name="T61"><draw:frame draw:style-name="fr1" draw:name="Object20" text:anchor-type="as-char" svg:y="-0.2in" svg:width="1.0319in" svg:height="0.247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1">.</text:span></text:p>
        </text:list-item>
        <text:list-item>
          <text:p text:style-name="P47"><text:span text:style-name="T61"><draw:frame draw:style-name="fr1" draw:name="Object21" text:anchor-type="as-char" svg:y="-0.172in" svg:width="0.3319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1">is invertible and </text:span><text:span text:style-name="T61"><draw:frame draw:style-name="fr1" draw:name="Object22" text:anchor-type="as-char" svg:y="-0.2in" svg:width="0.8126in" svg:height="0.247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1">.</text:span></text:p>
        </text:list-item>
        <text:list-item>
          <text:p text:style-name="P47"><text:span text:style-name="T61"><draw:frame draw:style-name="fr1" draw:name="Object23" text:anchor-type="as-char" svg:y="-0.1484in" svg:width="0.3043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1">is invertible and </text:span><text:span text:style-name="T61"><draw:frame draw:style-name="fr1" draw:name="Object24" text:anchor-type="as-char" svg:y="-0.178in" svg:width="1.1618in" svg:height="0.224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61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15%" fo:font-weight="bold" officeooo:rsid="064dec3a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H14M15S</meta:editing-duration>
    <meta:editing-cycles>154</meta:editing-cycles>
    <dc:title>Terry's Template</dc:title>
    <dc:date>2021-01-31T17:35:44.192048831</dc:date>
    <meta:document-statistic meta:table-count="0" meta:image-count="0" meta:object-count="24" meta:page-count="3" meta:paragraph-count="68" meta:word-count="578" meta:character-count="2412" meta:non-whitespace-character-count="1927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</mn>
            </mtd>
            <mtd>
              <mn>3</mn>
            </mtd>
          </mtr>
        </mtable>
      </mrow>
      <mo fence="true" stretchy="true">)</mo>
    </mrow>
    <annotation encoding="StarMath 5.0">left( matrix{ -1 # 0 ## 2 # 3 } right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left( matrix{ 1 # 2 ## 1 # 3 } right) left( matrix{ 1 # 2 ## 1 # 3 } right) left( matrix{ 1 # 2 ## 1 # 3 } right) = left( matrix{ 11 # 30 ## 15 # 41 } right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0 # 1 ## 1 # 0 } 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2 # 0 ## 0 # 2 } 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4</mn>
            </mtd>
          </mtr>
        </mtable>
      </mrow>
      <mo fence="true" stretchy="true">)</mo>
    </mrow>
    <annotation encoding="StarMath 5.0">left( matrix{ 1 # 0 ## 0 # 4 } 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1</mn>
            </mtd>
            <mtd>
              <mn>0</mn>
            </mtd>
          </mtr>
        </mtable>
      </mrow>
      <mo fence="true" stretchy="true">)</mo>
    </mrow>
    <annotation encoding="StarMath 5.0">left( matrix{ 1 # 0 ## 1 # 0 } 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2 # 0 ## 0 # 1 } 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  <mtd>
              <mn>0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2 # 0 ## 1 # 3 } right)</annotation>
  </semantics>
</math>
</file>

<file path=Object 17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18/content.xml><?xml version="1.0" encoding="utf-8"?>
<math xmlns="http://www.w3.org/1998/Math/MathML" display="block">
  <semantics>
    <mi mathvariant="italic">cA</mi>
    <annotation encoding="StarMath 5.0">cA</annotation>
  </semantics>
</math>
</file>

<file path=Object 19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3</mn>
            </mtd>
            <mtd>
              <mn>0</mn>
            </mtd>
          </mtr>
        </mtable>
      </mrow>
      <mo fence="true" stretchy="true">)</mo>
    </mrow>
    <annotation encoding="StarMath 5.0">left( matrix{ 1 # 2 ## 3 # 0 } right)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21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23/content.xml><?xml version="1.0" encoding="utf-8"?>
<math xmlns="http://www.w3.org/1998/Math/MathML" display="block">
  <semantics>
    <mi mathvariant="italic">AB</mi>
    <annotation encoding="StarMath 5.0">AB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row>
                <mo stretchy="false">−</mo>
                <mn>2</mn>
              </mrow>
            </mtd>
          </mtr>
          <mtr>
            <mtd>
              <mn>11</mn>
            </mtd>
            <mtd>
              <mn>4</mn>
            </mtd>
          </mtr>
        </mtable>
      </mrow>
      <mo fence="true" stretchy="true">)</mo>
    </mrow>
    <annotation encoding="StarMath 5.0">left( matrix{ -1 # -2 ## 11 # 4 }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  <mtd>
              <mn>6</mn>
            </mtd>
          </mtr>
          <mtr>
            <mtd>
              <mrow>
                <mo stretchy="false">−</mo>
                <mn>3</mn>
              </mrow>
            </mtd>
            <mtd>
              <mn>0</mn>
            </mtd>
          </mtr>
        </mtable>
      </mrow>
      <mo fence="true" stretchy="true">)</mo>
    </mrow>
    <annotation encoding="StarMath 5.0">left( matrix{ 3 # 6 ## -3 # 0 } right)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</mtr>
        </mtable>
      </mrow>
      <mo fence="true" stretchy="true">)</mo>
    </mrow>
    <annotation encoding="StarMath 5.0">left( matrix{ 0 # 1 ## 0 # 1 } right)</annotation>
  </semantics>
</math>
</file>

<file path=Object 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</mtr>
        </mtable>
      </mrow>
      <mo fence="true" stretchy="true">)</mo>
    </mrow>
    <annotation encoding="StarMath 5.0">left( matrix{ 1 # 1 ## 0 # 0 } right)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left( matrix{ 0 # 1 ## 0 # 1 } right) left( matrix{ 1 # 1 ## 0 # 0 } right) = left( matrix{ 0 # 0 ## 0 # 0 } right) = 0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3</mn>
            </mtd>
          </mtr>
        </mtable>
      </mrow>
      <mo fence="true" stretchy="true">)</mo>
    </mrow>
    <annotation encoding="StarMath 5.0">left( matrix{ 1 # 2 ## 1 # 3 } right)</annotation>
  </semantics>
</math>
</file>

<file path=Object 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2</mn>
            </mtd>
          </mtr>
        </mtable>
      </mrow>
      <mo fence="true" stretchy="true">)</mo>
    </mrow>
    <annotation encoding="StarMath 5.0">left( matrix{ 1 # 0 ## 0 # 2 } right)</annotation>
  </semantics>
</math>
</file>